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Type.configure( Configuration configur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ourceType.matches( SourceInfo source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urce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